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11cm" fo:margin-left="0cm" table:align="left" fo:background-color="transparent" style:shadow="none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0.771cm"/>
    </style:style>
    <style:style style:name="Tableau1.B" style:family="table-column">
      <style:table-column-properties style:column-width="7.936cm"/>
    </style:style>
    <style:style style:name="Tableau1.C" style:family="table-column">
      <style:table-column-properties style:column-width="0.986cm"/>
    </style:style>
    <style:style style:name="Tableau1.D" style:family="table-column">
      <style:table-column-properties style:column-width="0.915cm"/>
    </style:style>
    <style:style style:name="Tableau1.E" style:family="table-column">
      <style:table-column-properties style:column-width="1.49cm"/>
    </style:style>
    <style:style style:name="Tableau1.F" style:family="table-column">
      <style:table-column-properties style:column-width="1.203cm"/>
    </style:style>
    <style:style style:name="Tableau1.G" style:family="table-column">
      <style:table-column-properties style:column-width="1.106cm"/>
    </style:style>
    <style:style style:name="Tableau1.H" style:family="table-column">
      <style:table-column-properties style:column-width="1.083cm"/>
    </style:style>
    <style:style style:name="Tableau1.I" style:family="table-column">
      <style:table-column-properties style:column-width="0.914cm"/>
    </style:style>
    <style:style style:name="Tableau1.K" style:family="table-column">
      <style:table-column-properties style:column-width="1.041cm"/>
    </style:style>
    <style:style style:name="Tableau1.L" style:family="table-column">
      <style:table-column-properties style:column-width="1.363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 style:data-style-name="N2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L1" style:family="table-cell" style:data-style-name="N2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 style:data-style-name="N2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" style:family="table-cell" style:data-style-name="N2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9" style:family="table-row">
      <style:table-row-properties style:min-row-height="0.76cm" fo:background-color="transparent">
        <style:background-image/>
      </style:table-row-properties>
    </style:style>
    <style:style style:name="Tableau1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text-properties officeooo:rsid="0021cccc" officeooo:paragraph-rsid="0021c92f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90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72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d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a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5e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7f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3a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55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51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556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64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78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86b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9e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a0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b4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2d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5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ee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ad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d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55a2" officeooo:paragraph-rsid="003255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5cc" officeooo:paragraph-rsid="00290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officeooo:paragraph-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7a09" officeooo:paragraph-rsid="002a7a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7258" officeooo:paragraph-rsid="002b72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dc7a" officeooo:paragraph-rsid="002bd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9a8" officeooo:paragraph-rsid="002da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5e52" officeooo:paragraph-rsid="002e5e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7fe5" officeooo:paragraph-rsid="00307f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aa0" officeooo:paragraph-rsid="00323a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12d1" officeooo:paragraph-rsid="00351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5698" officeooo:paragraph-rsid="003556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4d4d" officeooo:paragraph-rsid="00364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8b1d" officeooo:paragraph-rsid="00378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6b63" officeooo:paragraph-rsid="00386b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854" officeooo:paragraph-rsid="0039e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7a4" officeooo:paragraph-rsid="003a0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016" officeooo:paragraph-rsid="003b4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d3b" officeooo:paragraph-rsid="003d2d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598e" officeooo:paragraph-rsid="003d5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eba0" officeooo:paragraph-rsid="003ee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1526" officeooo:paragraph-rsid="004215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5868" officeooo:paragraph-rsid="004458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16f4" officeooo:paragraph-rsid="004616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0d1" officeooo:paragraph-rsid="00472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091d" officeooo:paragraph-rsid="00490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b3b3" officeooo:paragraph-rsid="0009b3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87b5" officeooo:paragraph-rsid="000b87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4346" officeooo:paragraph-rsid="002043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ad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f1351" officeooo:paragraph-rsid="003f13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2c8e2" officeooo:paragraph-rsid="0042c8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31222" officeooo:paragraph-rsid="004312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255a2" officeooo:paragraph-rsid="003255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268b4d"/>
    </style:style>
    <style:style style:name="T3" style:family="text">
      <style:text-properties officeooo:rsid="002832eb"/>
    </style:style>
    <style:style style:name="T4" style:family="text">
      <style:text-properties officeooo:rsid="0021cccc"/>
    </style:style>
    <style:style style:name="T5" style:family="text">
      <style:text-properties officeooo:rsid="00431222"/>
    </style:style>
    <style:style style:name="T6" style:family="text">
      <style:text-properties fo:color="#c9211e" loext:opacity="100%" officeooo:rsid="00431222"/>
    </style:style>
    <style:style style:name="T7" style:family="text">
      <style:text-properties fo:color="#c9211e" loext:opacity="100%" fo:font-weight="bold" officeooo:rsid="00431222" style:font-weight-asian="bold" style:font-weight-complex="bold"/>
    </style:style>
    <style:style style:name="T8" style:family="text">
      <style:text-properties officeooo:rsid="0049091d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F"/>
        <table:table-column table:style-name="Tableau1.K"/>
        <table:table-column table:style-name="Tableau1.L"/>
        <table:table-row table:style-name="Tableau1.1">
          <table:table-cell table:style-name="Tableau1.A1" office:value-type="string">
            <text:p text:style-name="P57">N°</text:p>
          </table:table-cell>
          <table:table-cell table:style-name="Tableau1.A1" office:value-type="string">
            <text:p text:style-name="P58">Nom &amp; Prénoms</text:p>
          </table:table-cell>
          <table:table-cell table:style-name="Tableau1.C1">
            <text:p text:style-name="P59"/>
          </table:table-cell>
          <table:table-cell table:style-name="Tableau1.C1">
            <text:p text:style-name="P60"/>
          </table:table-cell>
          <table:table-cell table:style-name="Tableau1.C1" office:value-type="float" office:value="2">
            <text:p text:style-name="P61">2,00</text:p>
          </table:table-cell>
          <table:table-cell table:style-name="Tableau1.C1" office:value-type="float" office:value="6">
            <text:p text:style-name="P62">6,00</text:p>
          </table:table-cell>
          <table:table-cell table:style-name="Tableau1.C1" office:value-type="float" office:value="2">
            <text:p text:style-name="P63">2,00</text:p>
          </table:table-cell>
          <table:table-cell table:style-name="Tableau1.C1">
            <text:p text:style-name="P60"/>
          </table:table-cell>
          <table:table-cell table:style-name="Tableau1.C1">
            <text:p text:style-name="P60"/>
          </table:table-cell>
          <table:table-cell table:style-name="Tableau1.C1">
            <text:p text:style-name="P60"/>
          </table:table-cell>
          <table:table-cell table:style-name="Tableau1.C1">
            <text:p text:style-name="P60"/>
          </table:table-cell>
          <table:table-cell table:style-name="Tableau1.L1" table:formula="ooow:sum &lt;D1:K1&gt;" office:value-type="float" office:value="10">
            <text:p text:style-name="P64">10,00</text:p>
          </table:table-cell>
        </table:table-row>
        <table:table-row table:style-name="Tableau1.1">
          <table:table-cell table:style-name="Tableau1.A2" office:value-type="float" office:value="1">
            <text:p text:style-name="P29">1</text:p>
          </table:table-cell>
          <table:table-cell table:style-name="Tableau1.B2" office:value-type="string">
            <text:p text:style-name="P3">AHAMADA Tanifati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2">
            <text:p text:style-name="P32">2,00</text:p>
          </table:table-cell>
          <table:table-cell table:style-name="Tableau1.C2">
            <text:p text:style-name="P30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L2" table:formula="ooow:sum &lt;C2:K2&gt;" office:value-type="float" office:value="4">
            <text:p text:style-name="P31">4,00</text:p>
          </table:table-cell>
        </table:table-row>
        <table:table-row table:style-name="Tableau1.3">
          <table:table-cell table:style-name="Tableau1.A2" table:formula="ooow:&lt;A2&gt;+1" office:value-type="float" office:value="2">
            <text:p text:style-name="P33">2</text:p>
          </table:table-cell>
          <table:table-cell table:style-name="Tableau1.B3" office:value-type="string">
            <text:p text:style-name="P4">AHMED Sahlaan <text:span text:style-name="T5">(</text:span><text:span text:style-name="T7">SSA le 27/09</text:span><text:span text:style-name="T5">)</text:span>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1.5">
            <text:p text:style-name="P34"><text:span text:style-name="T8">1</text:span>,<text:span text:style-name="T8">5</text:span>0</text:p>
          </table:table-cell>
          <table:table-cell table:style-name="Tableau1.C2">
            <text:p text:style-name="P30"/>
          </table:table-cell>
          <table:table-cell table:style-name="Tableau1.C2" office:value-type="float" office:value="0">
            <text:p text:style-name="P56">0,00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L2" table:formula="ooow:sum &lt;C3:K3&gt;" office:value-type="float" office:value="1.5">
            <text:p text:style-name="P31">1,50</text:p>
          </table:table-cell>
        </table:table-row>
        <table:table-row table:style-name="Tableau1.4">
          <table:table-cell table:style-name="Tableau1.A2" table:formula="ooow:&lt;A3&gt;+1" office:value-type="float" office:value="3">
            <text:p text:style-name="P33">3</text:p>
          </table:table-cell>
          <table:table-cell table:style-name="Tableau1.B4" office:value-type="string">
            <text:p text:style-name="P5">ALI El Fayed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1.9">
            <text:p text:style-name="P35">1,90</text:p>
          </table:table-cell>
          <table:table-cell table:style-name="Tableau1.C2">
            <text:p text:style-name="P30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L2" table:formula="ooow:sum &lt;C4:K4&gt;" office:value-type="float" office:value="3.9">
            <text:p text:style-name="P31">3,90</text:p>
          </table:table-cell>
        </table:table-row>
        <table:table-row table:style-name="Tableau1.1">
          <table:table-cell table:style-name="Tableau1.A2" table:formula="ooow:&lt;A4&gt;+1" office:value-type="float" office:value="4">
            <text:p text:style-name="P33">4</text:p>
          </table:table-cell>
          <table:table-cell table:style-name="Tableau1.B5" office:value-type="string">
            <text:p text:style-name="P6">BACAR HOUMADI Tasnime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1.9">
            <text:p text:style-name="P36">1,90</text:p>
          </table:table-cell>
          <table:table-cell table:style-name="Tableau1.C2">
            <text:p text:style-name="P30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L2" table:formula="ooow:sum &lt;C5:K5&gt;" office:value-type="float" office:value="3.9">
            <text:p text:style-name="P31">3,90</text:p>
          </table:table-cell>
        </table:table-row>
        <table:table-row table:style-name="Tableau1.6">
          <table:table-cell table:style-name="Tableau1.A2" table:formula="ooow:&lt;A5&gt;+1" office:value-type="float" office:value="5">
            <text:p text:style-name="P33">5</text:p>
          </table:table-cell>
          <table:table-cell table:style-name="Tableau1.B6" office:value-type="string">
            <text:p text:style-name="P7">BACO ABDALLAH Fardi <text:span text:style-name="T5">(</text:span><text:span text:style-name="T7">SSA le 27/09)</text:span>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1">
            <text:p text:style-name="P37">1,00</text:p>
          </table:table-cell>
          <table:table-cell table:style-name="Tableau1.C2">
            <text:p text:style-name="P30"/>
          </table:table-cell>
          <table:table-cell table:style-name="Tableau1.C2" office:value-type="float" office:value="0">
            <text:p text:style-name="P56">0,00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L2" table:formula="ooow:sum &lt;C6:K6&gt;" office:value-type="float" office:value="1">
            <text:p text:style-name="P31">1,00</text:p>
          </table:table-cell>
        </table:table-row>
        <table:table-row table:style-name="Tableau1.7">
          <table:table-cell table:style-name="Tableau1.A2" table:formula="ooow:&lt;A6&gt;+1" office:value-type="float" office:value="6">
            <text:p text:style-name="P33">6</text:p>
          </table:table-cell>
          <table:table-cell table:style-name="Tableau1.B7" office:value-type="string">
            <text:p text:style-name="P8">BOINA Wallan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1.9">
            <text:p text:style-name="P38">1,90</text:p>
          </table:table-cell>
          <table:table-cell table:style-name="Tableau1.C2">
            <text:p text:style-name="P30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L2" table:formula="ooow:sum &lt;C7:K7&gt;" office:value-type="float" office:value="3.9">
            <text:p text:style-name="P31">3,90</text:p>
          </table:table-cell>
        </table:table-row>
        <table:table-row table:style-name="Tableau1.8">
          <table:table-cell table:style-name="Tableau1.A2" table:formula="ooow:&lt;A7&gt;+1" office:value-type="float" office:value="7">
            <text:p text:style-name="P33">7</text:p>
          </table:table-cell>
          <table:table-cell table:style-name="Tableau1.B8" office:value-type="string">
            <text:p text:style-name="P9">BOURHANE Imounya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1.9">
            <text:p text:style-name="P39">1,90</text:p>
          </table:table-cell>
          <table:table-cell table:style-name="Tableau1.C2">
            <text:p text:style-name="P30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L2" table:formula="ooow:sum &lt;C8:K8&gt;" office:value-type="float" office:value="3.9">
            <text:p text:style-name="P31">3,90</text:p>
          </table:table-cell>
        </table:table-row>
        <table:table-row table:style-name="Tableau1.9">
          <table:table-cell table:style-name="Tableau1.A2" table:formula="ooow:&lt;A8&gt;+1" office:value-type="float" office:value="8">
            <text:p text:style-name="P33">8</text:p>
          </table:table-cell>
          <table:table-cell table:style-name="Tableau1.B9" office:value-type="string">
            <text:p text:style-name="P10">CHANFI Houssam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2">
            <text:p text:style-name="P28">2,00</text:p>
          </table:table-cell>
          <table:table-cell table:style-name="Tableau1.C2">
            <text:p text:style-name="P30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L2" table:formula="ooow:sum &lt;C9:K9&gt;" office:value-type="float" office:value="4">
            <text:p text:style-name="P31">4,00</text:p>
          </table:table-cell>
        </table:table-row>
        <table:table-row table:style-name="Tableau1.10">
          <table:table-cell table:style-name="Tableau1.A2" table:formula="ooow:&lt;A9&gt;+1" office:value-type="float" office:value="9">
            <text:p text:style-name="P33">9</text:p>
          </table:table-cell>
          <table:table-cell table:style-name="Tableau1.B10" office:value-type="string">
            <text:p text:style-name="P12">HAKIM Fazlati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1.9">
            <text:p text:style-name="P40">1,9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10:K10&gt;" office:value-type="float" office:value="3.9">
            <text:p text:style-name="P31">3,90</text:p>
          </table:table-cell>
        </table:table-row>
        <table:table-row table:style-name="Tableau1.11">
          <table:table-cell table:style-name="Tableau1.A2" table:formula="ooow:&lt;A10&gt;+1" office:value-type="float" office:value="10">
            <text:p text:style-name="P33">10</text:p>
          </table:table-cell>
          <table:table-cell table:style-name="Tableau1.B11" office:value-type="string">
            <text:p text:style-name="P13">HALIDI Mohamed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1.9">
            <text:p text:style-name="P42">1,9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11:K11&gt;" office:value-type="float" office:value="3.9">
            <text:p text:style-name="P31">3,90</text:p>
          </table:table-cell>
        </table:table-row>
        <table:table-row table:style-name="Tableau1.12">
          <table:table-cell table:style-name="Tableau1.A2" table:formula="ooow:&lt;A11&gt;+1" office:value-type="float" office:value="11">
            <text:p text:style-name="P33">11</text:p>
          </table:table-cell>
          <table:table-cell table:style-name="Tableau1.B12" office:value-type="string">
            <text:p text:style-name="P14">HERBAUT Rémi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1.9">
            <text:p text:style-name="P43">1,90</text:p>
          </table:table-cell>
          <table:table-cell table:style-name="Tableau1.F12" office:value-type="string">
            <text:p text:style-name="P53">Abs</text:p>
          </table:table-cell>
          <table:table-cell table:style-name="Tableau1.G12" office:value-type="string">
            <text:p text:style-name="P55">Abs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12:K12&gt;" office:value-type="float" office:value="1.9">
            <text:p text:style-name="P31">1,90</text:p>
          </table:table-cell>
        </table:table-row>
        <table:table-row table:style-name="Tableau1.13">
          <table:table-cell table:style-name="Tableau1.A2" table:formula="ooow:&lt;A12&gt;+1" office:value-type="float" office:value="12">
            <text:p text:style-name="P33">12</text:p>
          </table:table-cell>
          <table:table-cell table:style-name="Tableau1.B13" office:value-type="string">
            <text:p text:style-name="P15">JEANDEDE ASSANE Titimale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1.9">
            <text:p text:style-name="P44">1,9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13:K13&gt;" office:value-type="float" office:value="3.9">
            <text:p text:style-name="P31">3,90</text:p>
          </table:table-cell>
        </table:table-row>
        <table:table-row table:style-name="Tableau1.14">
          <table:table-cell table:style-name="Tableau1.A2" table:formula="ooow:&lt;A13&gt;+1" office:value-type="float" office:value="13">
            <text:p text:style-name="P33">13</text:p>
          </table:table-cell>
          <table:table-cell table:style-name="Tableau1.B14" office:value-type="string">
            <text:p text:style-name="P16">MADI Said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1.9">
            <text:p text:style-name="P45">1,9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14:K14&gt;" office:value-type="float" office:value="3.9">
            <text:p text:style-name="P31">3,90</text:p>
          </table:table-cell>
        </table:table-row>
        <table:table-row table:style-name="Tableau1.15">
          <table:table-cell table:style-name="Tableau1.A2" table:formula="ooow:&lt;A14&gt;+1" office:value-type="float" office:value="14">
            <text:p text:style-name="P33">14</text:p>
          </table:table-cell>
          <table:table-cell table:style-name="Tableau1.B15" office:value-type="string">
            <text:p text:style-name="P17">MADI Souraya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1.9">
            <text:p text:style-name="P46">1,9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15:K15&gt;" office:value-type="float" office:value="3.9">
            <text:p text:style-name="P31">3,90</text:p>
          </table:table-cell>
        </table:table-row>
        <table:table-row table:style-name="Tableau1.16">
          <table:table-cell table:style-name="Tableau1.A2" table:formula="ooow:&lt;A15&gt;+1" office:value-type="float" office:value="15">
            <text:p text:style-name="P33">15</text:p>
          </table:table-cell>
          <table:table-cell table:style-name="Tableau1.B16" office:value-type="string">
            <text:p text:style-name="P18">MIRADJI Youssouf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1.9">
            <text:p text:style-name="P47">1,9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16:K16&gt;" office:value-type="float" office:value="3.9">
            <text:p text:style-name="P31">3,90</text:p>
          </table:table-cell>
        </table:table-row>
        <table:table-row table:style-name="Tableau1.17">
          <table:table-cell table:style-name="Tableau1.A2" table:formula="ooow:&lt;A16&gt;+1" office:value-type="float" office:value="16">
            <text:p text:style-name="P33">16</text:p>
          </table:table-cell>
          <table:table-cell table:style-name="Tableau1.B17" office:value-type="string">
            <text:p text:style-name="P19">MOUSSA Nasri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2">
            <text:p text:style-name="P48">2,0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17:K17&gt;" office:value-type="float" office:value="4">
            <text:p text:style-name="P31">4,00</text:p>
          </table:table-cell>
        </table:table-row>
        <table:table-row table:style-name="Tableau1.18">
          <table:table-cell table:style-name="Tableau1.A2" table:formula="ooow:&lt;A17&gt;+1" office:value-type="float" office:value="17">
            <text:p text:style-name="P33">17</text:p>
          </table:table-cell>
          <table:table-cell table:style-name="Tableau1.B18" office:value-type="string">
            <text:p text:style-name="P20">MZÉ Ambdoulhalim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18:K18&gt;" office:value-type="float" office:value="4">
            <text:p text:style-name="P31">4,00</text:p>
          </table:table-cell>
        </table:table-row>
        <table:table-row table:style-name="Tableau1.19">
          <table:table-cell table:style-name="Tableau1.A2" table:formula="ooow:&lt;A18&gt;+1" office:value-type="float" office:value="18">
            <text:p text:style-name="P33">18</text:p>
          </table:table-cell>
          <table:table-cell table:style-name="Tableau1.B19" office:value-type="string">
            <text:p text:style-name="P21">MZE BOINAIDI Noufaïssa</text:p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office:value-type="float" office:value="1.9">
            <text:p text:style-name="P50">1,9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19:K19&gt;" office:value-type="float" office:value="3.9">
            <text:p text:style-name="P31">3,90</text:p>
          </table:table-cell>
        </table:table-row>
        <table:table-row table:style-name="Tableau1.20">
          <table:table-cell table:style-name="Tableau1.A2" table:formula="ooow:&lt;A19&gt;+1" office:value-type="float" office:value="19">
            <text:p text:style-name="P33">19</text:p>
          </table:table-cell>
          <table:table-cell table:style-name="Tableau1.B20" office:value-type="string">
            <text:p text:style-name="P23">OILI Mamie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">
            <text:p text:style-name="P51">1,0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20:K20&gt;" office:value-type="float" office:value="3">
            <text:p text:style-name="P31">3,00</text:p>
          </table:table-cell>
        </table:table-row>
        <table:table-row table:style-name="Tableau1.21">
          <table:table-cell table:style-name="Tableau1.A2" table:formula="ooow:&lt;A20&gt;+1" office:value-type="float" office:value="20">
            <text:p text:style-name="P33">20</text:p>
          </table:table-cell>
          <table:table-cell table:style-name="Tableau1.B21" office:value-type="string">
            <text:p text:style-name="P23">SAINDOU Elzac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E21" office:value-type="string">
            <text:p text:style-name="P52">Abs</text:p>
          </table:table-cell>
          <table:table-cell table:style-name="Tableau1.F21" office:value-type="string">
            <text:p text:style-name="P56">Abs</text:p>
          </table:table-cell>
          <table:table-cell table:style-name="Tableau1.G21" office:value-type="string">
            <text:p text:style-name="P56">Abs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21:K21&gt;" office:value-type="float" office:value="0">
            <text:p text:style-name="P31">0,00</text:p>
          </table:table-cell>
        </table:table-row>
        <table:table-row table:style-name="Tableau1.22">
          <table:table-cell table:style-name="Tableau1.A2" table:formula="ooow:&lt;A21&gt;+1" office:value-type="float" office:value="21">
            <text:p text:style-name="P33">21</text:p>
          </table:table-cell>
          <table:table-cell table:style-name="Tableau1.B22" office:value-type="string">
            <text:p text:style-name="P23">SALIMINI Ilyas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51">2,00</text:p>
          </table:table-cell>
          <table:table-cell table:style-name="Tableau1.C2" office:value-type="float" office:value="6">
            <text:p text:style-name="P54">6,00</text:p>
          </table:table-cell>
          <table:table-cell table:style-name="Tableau1.C2" office:value-type="float" office:value="2">
            <text:p text:style-name="P54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22:K22&gt;" office:value-type="float" office:value="10">
            <text:p text:style-name="P31">10,00</text:p>
          </table:table-cell>
        </table:table-row>
        <table:table-row table:style-name="Tableau1.23">
          <table:table-cell table:style-name="Tableau1.A2" table:formula="ooow:&lt;A22&gt;+1" office:value-type="float" office:value="22">
            <text:p text:style-name="P33">22</text:p>
          </table:table-cell>
          <table:table-cell table:style-name="Tableau1.B23" office:value-type="string">
            <text:p text:style-name="P23">YMAMOU Yassine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.9">
            <text:p text:style-name="P50">1,9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56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23:K23&gt;" office:value-type="float" office:value="3.9">
            <text:p text:style-name="P31">3,90</text:p>
          </table:table-cell>
        </table:table-row>
        <table:table-row table:style-name="Tableau1.24">
          <table:table-cell table:style-name="Tableau1.A2" table:formula="ooow:&lt;A23&gt;+1" office:value-type="float" office:value="23">
            <text:p text:style-name="P33">23</text:p>
          </table:table-cell>
          <table:table-cell table:style-name="Tableau1.B24" office:value-type="string">
            <text:p text:style-name="P11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24:K24&gt;" office:value-type="float" office:value="0">
            <text:p text:style-name="P31">0,00</text:p>
          </table:table-cell>
        </table:table-row>
        <table:table-row table:style-name="Tableau1.25">
          <table:table-cell table:style-name="Tableau1.A2" table:formula="ooow:&lt;A24&gt;+1" office:value-type="float" office:value="24">
            <text:p text:style-name="P33">24</text:p>
          </table:table-cell>
          <table:table-cell table:style-name="Tableau1.B25" office:value-type="string">
            <text:p text:style-name="P11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25:K25&gt;" office:value-type="float" office:value="0">
            <text:p text:style-name="P31">0,00</text:p>
          </table:table-cell>
        </table:table-row>
        <table:table-row table:style-name="Tableau1.26">
          <table:table-cell table:style-name="Tableau1.A2" table:formula="ooow:&lt;A25&gt;+1" office:value-type="float" office:value="25">
            <text:p text:style-name="P33">25</text:p>
          </table:table-cell>
          <table:table-cell table:style-name="Tableau1.B26" office:value-type="string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26:K26&gt;" office:value-type="float" office:value="0">
            <text:p text:style-name="P31">0,00</text:p>
          </table:table-cell>
        </table:table-row>
        <table:table-row table:style-name="Tableau1.27">
          <table:table-cell table:style-name="Tableau1.A2" table:formula="ooow:&lt;A26&gt;+1" office:value-type="float" office:value="26">
            <text:p text:style-name="P33">26</text:p>
          </table:table-cell>
          <table:table-cell table:style-name="Tableau1.B27" office:value-type="string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27:K27&gt;" office:value-type="float" office:value="0">
            <text:p text:style-name="P31">0,00</text:p>
          </table:table-cell>
        </table:table-row>
        <table:table-row table:style-name="Tableau1.28">
          <table:table-cell table:style-name="Tableau1.A2" table:formula="ooow:&lt;A27&gt;+1" office:value-type="float" office:value="27">
            <text:p text:style-name="P33">27</text:p>
          </table:table-cell>
          <table:table-cell table:style-name="Tableau1.B28" office:value-type="string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28:K28&gt;" office:value-type="float" office:value="0">
            <text:p text:style-name="P31">0,00</text:p>
          </table:table-cell>
        </table:table-row>
        <table:table-row table:style-name="Tableau1.29">
          <table:table-cell table:style-name="Tableau1.A2" table:formula="ooow:&lt;A28&gt;+1" office:value-type="float" office:value="28">
            <text:p text:style-name="P33">28</text:p>
          </table:table-cell>
          <table:table-cell table:style-name="Tableau1.B29" office:value-type="string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29:K29&gt;" office:value-type="float" office:value="0">
            <text:p text:style-name="P31">0,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68b4d"/>
    </style:style>
    <style:style style:name="MT3" style:family="text">
      <style:text-properties officeooo:rsid="002832eb"/>
    </style:style>
    <style:style style:name="MT4" style:family="text">
      <style:text-properties officeooo:rsid="0021cccc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1</text:span><text:span text:style-name="MT1">SPE-</text:span><text:span text:style-name="MT3">C</text:span><text:span text:style-name="MT1">/</text:span><text:span text:style-name="MT3">NSI</text:span><text:span text:style-name="MT1"> NORO] – </text:span><text:span text:style-name="MT4">T</text:span><text:span text:style-name="MT4"><text:page-number text:select-page="current">1</text:page-number></text:span><text:span text:style-name="MT4"> – Mini-contrôl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7T20:29:01.115119534</dc:date>
    <meta:editing-duration>PT1H45M2S</meta:editing-duration>
    <meta:editing-cycles>66</meta:editing-cycles>
    <meta:generator>LibreOffice/7.3.5.2$Linux_X86_64 LibreOffice_project/30$Build-2</meta:generator>
    <meta:document-statistic meta:table-count="1" meta:image-count="0" meta:object-count="0" meta:page-count="1" meta:paragraph-count="133" meta:word-count="170" meta:character-count="768" meta:non-whitespace-character-count="727"/>
  </office:meta>
</office:document-meta>
</file>